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.01pt"/>
    </style:style>
    <style:style style:name="co3" style:family="table-column">
      <style:table-column-properties fo:break-before="auto" style:column-width="10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-18 pin locations" table:style-name="ta1">
        <table:shapes>
          <draw:frame draw:z-index="0" draw:style-name="gr1" draw:text-style-name="P1" svg:width="251.86pt" svg:height="191.23pt" svg:x="807.17pt" svg:y="23.36pt">
            <draw:object draw:notify-on-update-of-ranges="'IN-18 pin locations'.H3:'IN-18 pin locations'.H18 'IN-18 pin locations'.I2:'IN-18 pin locations'.I2 'IN-18 pin locations'.I3:'IN-18 pin locations'.I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8.98pt" svg:height="207.81pt" svg:x="821.85pt" svg:y="222.12pt">
            <draw:object draw:notify-on-update-of-ranges="'IN-18 pin locations'.K3:'IN-18 pin locations'.K18 'IN-18 pin locations'.L3:'IN-18 pin locations'.L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  <table:table-cell table:style-name="ce1" office:value-type="string" calcext:value-type="string" table:number-columns-spanned="2" table:number-rows-spanned="1">
            <text:p>Pin Unadjusted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Pin Adjusted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adians</text:p>
          </table:table-cell>
          <table:table-cell office:value-type="string" calcext:value-type="string">
            <text:p>Rad Ad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-1" office:value-type="float" office:value="0" calcext:value-type="float">
            <text:p>0</text:p>
          </table:table-cell>
          <table:table-cell/>
          <table:table-cell table:formula="of:=[.B3]*[.$H$20]" office:value-type="float" office:value="0" calcext:value-type="float">
            <text:p>0</text:p>
          </table:table-cell>
          <table:table-cell table:formula="of:=[.D3]*PI()/180" office:value-type="float" office:value="0" calcext:value-type="float">
            <text:p>0</text:p>
          </table:table-cell>
          <table:table-cell table:formula="of:=([.D3]+[.$B$21])*PI()/180" office:value-type="float" office:value="-1.230457122656" calcext:value-type="float">
            <text:p>-1.230457122656</text:p>
          </table:table-cell>
          <table:table-cell/>
          <table:table-cell table:formula="of:=-[.$B$22]*SIN([.E3])" office:value-type="float" office:value="-0" calcext:value-type="float">
            <text:p>0</text:p>
          </table:table-cell>
          <table:table-cell table:formula="of:=-[.$B$22]*COS([.E3])" office:value-type="float" office:value="-9" calcext:value-type="float">
            <text:p>-9</text:p>
          </table:table-cell>
          <table:table-cell/>
          <table:table-cell table:formula="of:=-[.$B$22]*SIN([.F3])" office:value-type="float" office:value="8.48377341982961" calcext:value-type="float">
            <text:p>8.48377341982961</text:p>
          </table:table-cell>
          <table:table-cell table:formula="of:=-[.$B$22]*COS([.F3])" office:value-type="float" office:value="-3.00426173310394" calcext:value-type="float">
            <text:p>-3.0042617331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-1" office:value-type="float" office:value="1" calcext:value-type="float">
            <text:p>1</text:p>
          </table:table-cell>
          <table:table-cell/>
          <table:table-cell table:formula="of:=[.B4]*[.$H$20]" office:value-type="float" office:value="24.5" calcext:value-type="float">
            <text:p>24.5</text:p>
          </table:table-cell>
          <table:table-cell table:formula="of:=[.D4]*PI()/180" office:value-type="float" office:value="0.427605666738611" calcext:value-type="float">
            <text:p>0.427605666738611</text:p>
          </table:table-cell>
          <table:table-cell table:formula="of:=([.D4]+[.$B$21])*PI()/180" office:value-type="float" office:value="-0.802851455917391" calcext:value-type="float">
            <text:p>-0.802851455917391</text:p>
          </table:table-cell>
          <table:table-cell/>
          <table:table-cell table:formula="of:=-[.$B$22]*SIN([.E4])" office:value-type="float" office:value="-3.73223918390615" calcext:value-type="float">
            <text:p>-3.73223918390615</text:p>
          </table:table-cell>
          <table:table-cell table:formula="of:=-[.$B$22]*COS([.E4])" office:value-type="float" office:value="-8.18965143788889" calcext:value-type="float">
            <text:p>-8.18965143788889</text:p>
          </table:table-cell>
          <table:table-cell/>
          <table:table-cell table:formula="of:=-[.$B$22]*SIN([.F4])" office:value-type="float" office:value="6.47405820304786" calcext:value-type="float">
            <text:p>6.47405820304786</text:p>
          </table:table-cell>
          <table:table-cell table:formula="of:=-[.$B$22]*COS([.F4])" office:value-type="float" office:value="-6.25192533413098" calcext:value-type="float">
            <text:p>-6.251925334130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hode 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-1" office:value-type="float" office:value="2" calcext:value-type="float">
            <text:p>2</text:p>
          </table:table-cell>
          <table:table-cell/>
          <table:table-cell table:formula="of:=[.B5]*[.$H$20]" office:value-type="float" office:value="49" calcext:value-type="float">
            <text:p>49</text:p>
          </table:table-cell>
          <table:table-cell table:formula="of:=[.D5]*PI()/180" office:value-type="float" office:value="0.855211333477221" calcext:value-type="float">
            <text:p>0.855211333477221</text:p>
          </table:table-cell>
          <table:table-cell table:formula="of:=([.D5]+[.$B$21])*PI()/180" office:value-type="float" office:value="-0.375245789178781" calcext:value-type="float">
            <text:p>-0.375245789178781</text:p>
          </table:table-cell>
          <table:table-cell/>
          <table:table-cell table:formula="of:=-[.$B$22]*SIN([.E5])" office:value-type="float" office:value="-6.79238622200495" calcext:value-type="float">
            <text:p>-6.79238622200495</text:p>
          </table:table-cell>
          <table:table-cell table:formula="of:=-[.$B$22]*COS([.E5])" office:value-type="float" office:value="-5.90453126091457" calcext:value-type="float">
            <text:p>-5.90453126091457</text:p>
          </table:table-cell>
          <table:table-cell/>
          <table:table-cell table:formula="of:=-[.$B$22]*SIN([.F5])" office:value-type="float" office:value="3.29851104051867" calcext:value-type="float">
            <text:p>3.29851104051867</text:p>
          </table:table-cell>
          <table:table-cell table:formula="of:=-[.$B$22]*COS([.F5])" office:value-type="float" office:value="-8.37375811183822" calcext:value-type="float">
            <text:p>-8.373758111838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thode 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-1" office:value-type="float" office:value="3" calcext:value-type="float">
            <text:p>3</text:p>
          </table:table-cell>
          <table:table-cell/>
          <table:table-cell table:formula="of:=[.B6]*[.$H$20]" office:value-type="float" office:value="73.5" calcext:value-type="float">
            <text:p>73.5</text:p>
          </table:table-cell>
          <table:table-cell table:formula="of:=[.D6]*PI()/180" office:value-type="float" office:value="1.28281700021583" calcext:value-type="float">
            <text:p>1.28281700021583</text:p>
          </table:table-cell>
          <table:table-cell table:formula="of:=([.D6]+[.$B$21])*PI()/180" office:value-type="float" office:value="0.0523598775598299" calcext:value-type="float">
            <text:p>0.05235987755983</text:p>
          </table:table-cell>
          <table:table-cell/>
          <table:table-cell table:formula="of:=-[.$B$22]*SIN([.E6])" office:value-type="float" office:value="-8.62937761381374" calcext:value-type="float">
            <text:p>-8.62937761381374</text:p>
          </table:table-cell>
          <table:table-cell table:formula="of:=-[.$B$22]*COS([.E6])" office:value-type="float" office:value="-2.5561381023353" calcext:value-type="float">
            <text:p>-2.5561381023353</text:p>
          </table:table-cell>
          <table:table-cell/>
          <table:table-cell table:formula="of:=-[.$B$22]*SIN([.F6])" office:value-type="float" office:value="-0.471023606186494" calcext:value-type="float">
            <text:p>-0.471023606186494</text:p>
          </table:table-cell>
          <table:table-cell table:formula="of:=-[.$B$22]*COS([.F6])" office:value-type="float" office:value="-8.98766581279116" calcext:value-type="float">
            <text:p>-8.98766581279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od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-1" office:value-type="float" office:value="4" calcext:value-type="float">
            <text:p>4</text:p>
          </table:table-cell>
          <table:table-cell/>
          <table:table-cell table:formula="of:=[.B7]*[.$H$20]" office:value-type="float" office:value="98" calcext:value-type="float">
            <text:p>98</text:p>
          </table:table-cell>
          <table:table-cell table:formula="of:=[.D7]*PI()/180" office:value-type="float" office:value="1.71042266695444" calcext:value-type="float">
            <text:p>1.71042266695444</text:p>
          </table:table-cell>
          <table:table-cell table:formula="of:=([.D7]+[.$B$21])*PI()/180" office:value-type="float" office:value="0.479965544298441" calcext:value-type="float">
            <text:p>0.479965544298441</text:p>
          </table:table-cell>
          <table:table-cell/>
          <table:table-cell table:formula="of:=-[.$B$22]*SIN([.E7])" office:value-type="float" office:value="-8.91241261867413" calcext:value-type="float">
            <text:p>-8.91241261867413</text:p>
          </table:table-cell>
          <table:table-cell table:formula="of:=-[.$B$22]*COS([.E7])" office:value-type="float" office:value="1.25255790864059" calcext:value-type="float">
            <text:p>1.25255790864059</text:p>
          </table:table-cell>
          <table:table-cell/>
          <table:table-cell table:formula="of:=-[.$B$22]*SIN([.F7])" office:value-type="float" office:value="-4.15573751911531" calcext:value-type="float">
            <text:p>-4.15573751911531</text:p>
          </table:table-cell>
          <table:table-cell table:formula="of:=-[.$B$22]*COS([.F7])" office:value-type="float" office:value="-7.983097498604" calcext:value-type="float">
            <text:p>-7.9830974986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thode 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-1" office:value-type="float" office:value="5" calcext:value-type="float">
            <text:p>5</text:p>
          </table:table-cell>
          <table:table-cell/>
          <table:table-cell table:formula="of:=[.B8]*[.$H$20]" office:value-type="float" office:value="122.5" calcext:value-type="float">
            <text:p>122.5</text:p>
          </table:table-cell>
          <table:table-cell table:formula="of:=[.D8]*PI()/180" office:value-type="float" office:value="2.13802833369305" calcext:value-type="float">
            <text:p>2.13802833369305</text:p>
          </table:table-cell>
          <table:table-cell table:formula="of:=([.D8]+[.$B$21])*PI()/180" office:value-type="float" office:value="0.907571211037051" calcext:value-type="float">
            <text:p>0.907571211037051</text:p>
          </table:table-cell>
          <table:table-cell/>
          <table:table-cell table:formula="of:=-[.$B$22]*SIN([.E8])" office:value-type="float" office:value="-7.59052301231597" calcext:value-type="float">
            <text:p>-7.59052301231597</text:p>
          </table:table-cell>
          <table:table-cell table:formula="of:=-[.$B$22]*COS([.E8])" office:value-type="float" office:value="4.83569647512141" calcext:value-type="float">
            <text:p>4.83569647512141</text:p>
          </table:table-cell>
          <table:table-cell/>
          <table:table-cell table:formula="of:=-[.$B$22]*SIN([.F8])" office:value-type="float" office:value="-7.0920967824605" calcext:value-type="float">
            <text:p>-7.0920967824605</text:p>
          </table:table-cell>
          <table:table-cell table:formula="of:=-[.$B$22]*COS([.F8])" office:value-type="float" office:value="-5.54095327793092" calcext:value-type="float">
            <text:p>-5.540953277930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thode 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-1" office:value-type="float" office:value="6" calcext:value-type="float">
            <text:p>6</text:p>
          </table:table-cell>
          <table:table-cell/>
          <table:table-cell table:formula="of:=[.B9]*[.$H$20]" office:value-type="float" office:value="147" calcext:value-type="float">
            <text:p>147</text:p>
          </table:table-cell>
          <table:table-cell table:formula="of:=[.D9]*PI()/180" office:value-type="float" office:value="2.56563400043166" calcext:value-type="float">
            <text:p>2.56563400043166</text:p>
          </table:table-cell>
          <table:table-cell table:formula="of:=([.D9]+[.$B$21])*PI()/180" office:value-type="float" office:value="1.33517687777566" calcext:value-type="float">
            <text:p>1.33517687777566</text:p>
          </table:table-cell>
          <table:table-cell/>
          <table:table-cell table:formula="of:=-[.$B$22]*SIN([.E9])" office:value-type="float" office:value="-4.90175131513524" calcext:value-type="float">
            <text:p>-4.90175131513524</text:p>
          </table:table-cell>
          <table:table-cell table:formula="of:=-[.$B$22]*COS([.E9])" office:value-type="float" office:value="7.54803511150882" calcext:value-type="float">
            <text:p>7.54803511150882</text:p>
          </table:table-cell>
          <table:table-cell/>
          <table:table-cell table:formula="of:=-[.$B$22]*SIN([.F9])" office:value-type="float" office:value="-8.75132928357909" calcext:value-type="float">
            <text:p>-8.75132928357909</text:p>
          </table:table-cell>
          <table:table-cell table:formula="of:=-[.$B$22]*COS([.F9])" office:value-type="float" office:value="-2.10100827470315" calcext:value-type="float">
            <text:p>-2.101008274703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thode 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-1" office:value-type="float" office:value="7" calcext:value-type="float">
            <text:p>7</text:p>
          </table:table-cell>
          <table:table-cell/>
          <table:table-cell table:formula="of:=[.B10]*[.$H$20]" office:value-type="float" office:value="171.5" calcext:value-type="float">
            <text:p>171.5</text:p>
          </table:table-cell>
          <table:table-cell table:formula="of:=[.D10]*PI()/180" office:value-type="float" office:value="2.99323966717028" calcext:value-type="float">
            <text:p>2.99323966717028</text:p>
          </table:table-cell>
          <table:table-cell table:formula="of:=([.D10]+[.$B$21])*PI()/180" office:value-type="float" office:value="1.76278254451427" calcext:value-type="float">
            <text:p>1.76278254451427</text:p>
          </table:table-cell>
          <table:table-cell/>
          <table:table-cell table:formula="of:=-[.$B$22]*SIN([.E10])" office:value-type="float" office:value="-1.33028470016649" calcext:value-type="float">
            <text:p>-1.33028470016649</text:p>
          </table:table-cell>
          <table:table-cell table:formula="of:=-[.$B$22]*COS([.E10])" office:value-type="float" office:value="8.90114277025725" calcext:value-type="float">
            <text:p>8.90114277025725</text:p>
          </table:table-cell>
          <table:table-cell/>
          <table:table-cell table:formula="of:=-[.$B$22]*SIN([.F10])" office:value-type="float" office:value="-8.83464465102898" calcext:value-type="float">
            <text:p>-8.83464465102898</text:p>
          </table:table-cell>
          <table:table-cell table:formula="of:=-[.$B$22]*COS([.F10])" office:value-type="float" office:value="1.7172809583889" calcext:value-type="float">
            <text:p>1.71728095838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-1" office:value-type="float" office:value="8" calcext:value-type="float">
            <text:p>8</text:p>
          </table:table-cell>
          <table:table-cell/>
          <table:table-cell table:formula="of:=[.B11]*[.$H$20]" office:value-type="float" office:value="196" calcext:value-type="float">
            <text:p>196</text:p>
          </table:table-cell>
          <table:table-cell table:formula="of:=[.D11]*PI()/180" office:value-type="float" office:value="3.42084533390889" calcext:value-type="float">
            <text:p>3.42084533390889</text:p>
          </table:table-cell>
          <table:table-cell table:formula="of:=([.D11]+[.$B$21])*PI()/180" office:value-type="float" office:value="2.19038821125288" calcext:value-type="float">
            <text:p>2.19038821125288</text:p>
          </table:table-cell>
          <table:table-cell/>
          <table:table-cell table:formula="of:=-[.$B$22]*SIN([.E11])" office:value-type="float" office:value="2.48073620235299" calcext:value-type="float">
            <text:p>2.48073620235299</text:p>
          </table:table-cell>
          <table:table-cell table:formula="of:=-[.$B$22]*COS([.E11])" office:value-type="float" office:value="8.65135526344487" calcext:value-type="float">
            <text:p>8.65135526344487</text:p>
          </table:table-cell>
          <table:table-cell/>
          <table:table-cell table:formula="of:=-[.$B$22]*SIN([.F11])" office:value-type="float" office:value="-7.32703966520687" calcext:value-type="float">
            <text:p>-7.32703966520687</text:p>
          </table:table-cell>
          <table:table-cell table:formula="of:=-[.$B$22]*COS([.F11])" office:value-type="float" office:value="5.22632660139846" calcext:value-type="float">
            <text:p>5.226326601398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thode 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-1" office:value-type="float" office:value="9" calcext:value-type="float">
            <text:p>9</text:p>
          </table:table-cell>
          <table:table-cell/>
          <table:table-cell table:formula="of:=[.B12]*[.$H$20]" office:value-type="float" office:value="220.5" calcext:value-type="float">
            <text:p>220.5</text:p>
          </table:table-cell>
          <table:table-cell table:formula="of:=[.D12]*PI()/180" office:value-type="float" office:value="3.8484510006475" calcext:value-type="float">
            <text:p>3.8484510006475</text:p>
          </table:table-cell>
          <table:table-cell table:formula="of:=([.D12]+[.$B$21])*PI()/180" office:value-type="float" office:value="2.61799387799149" calcext:value-type="float">
            <text:p>2.61799387799149</text:p>
          </table:table-cell>
          <table:table-cell/>
          <table:table-cell table:formula="of:=-[.$B$22]*SIN([.E12])" office:value-type="float" office:value="5.84503243497165" calcext:value-type="float">
            <text:p>5.84503243497165</text:p>
          </table:table-cell>
          <table:table-cell table:formula="of:=-[.$B$22]*COS([.E12])" office:value-type="float" office:value="6.84365369040028" calcext:value-type="float">
            <text:p>6.84365369040028</text:p>
          </table:table-cell>
          <table:table-cell/>
          <table:table-cell table:formula="of:=-[.$B$22]*SIN([.F12])" office:value-type="float" office:value="-4.5" calcext:value-type="float">
            <text:p>-4.5</text:p>
          </table:table-cell>
          <table:table-cell table:formula="of:=-[.$B$22]*COS([.F12])" office:value-type="float" office:value="7.79422863405995" calcext:value-type="float">
            <text:p>7.794228634059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hode 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-1" office:value-type="float" office:value="10" calcext:value-type="float">
            <text:p>10</text:p>
          </table:table-cell>
          <table:table-cell/>
          <table:table-cell table:formula="of:=[.B13]*[.$H$20]" office:value-type="float" office:value="245" calcext:value-type="float">
            <text:p>245</text:p>
          </table:table-cell>
          <table:table-cell table:formula="of:=[.D13]*PI()/180" office:value-type="float" office:value="4.27605666738611" calcext:value-type="float">
            <text:p>4.27605666738611</text:p>
          </table:table-cell>
          <table:table-cell table:formula="of:=([.D13]+[.$B$21])*PI()/180" office:value-type="float" office:value="3.04559954473011" calcext:value-type="float">
            <text:p>3.04559954473011</text:p>
          </table:table-cell>
          <table:table-cell/>
          <table:table-cell table:formula="of:=-[.$B$22]*SIN([.E13])" office:value-type="float" office:value="8.15677008332985" calcext:value-type="float">
            <text:p>8.15677008332985</text:p>
          </table:table-cell>
          <table:table-cell table:formula="of:=-[.$B$22]*COS([.E13])" office:value-type="float" office:value="3.8035643556663" calcext:value-type="float">
            <text:p>3.8035643556663</text:p>
          </table:table-cell>
          <table:table-cell/>
          <table:table-cell table:formula="of:=-[.$B$22]*SIN([.F13])" office:value-type="float" office:value="-0.862611772682015" calcext:value-type="float">
            <text:p>-0.862611772682015</text:p>
          </table:table-cell>
          <table:table-cell table:formula="of:=-[.$B$22]*COS([.F13])" office:value-type="float" office:value="8.95856578530461" calcext:value-type="float">
            <text:p>8.958565785304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thode 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-1" office:value-type="float" office:value="11" calcext:value-type="float">
            <text:p>11</text:p>
          </table:table-cell>
          <table:table-cell/>
          <table:table-cell table:formula="of:=[.B14]*[.$H$20]" office:value-type="float" office:value="269.5" calcext:value-type="float">
            <text:p>269.5</text:p>
          </table:table-cell>
          <table:table-cell table:formula="of:=[.D14]*PI()/180" office:value-type="float" office:value="4.70366233412472" calcext:value-type="float">
            <text:p>4.70366233412472</text:p>
          </table:table-cell>
          <table:table-cell table:formula="of:=([.D14]+[.$B$21])*PI()/180" office:value-type="float" office:value="3.47320521146872" calcext:value-type="float">
            <text:p>3.47320521146872</text:p>
          </table:table-cell>
          <table:table-cell/>
          <table:table-cell table:formula="of:=-[.$B$22]*SIN([.E14])" office:value-type="float" office:value="8.99965730757754" calcext:value-type="float">
            <text:p>8.99965730757754</text:p>
          </table:table-cell>
          <table:table-cell table:formula="of:=-[.$B$22]*COS([.E14])" office:value-type="float" office:value="0.0785388194853622" calcext:value-type="float">
            <text:p>0.078538819485362</text:p>
          </table:table-cell>
          <table:table-cell/>
          <table:table-cell table:formula="of:=-[.$B$22]*SIN([.F14])" office:value-type="float" office:value="2.93011339011441" calcext:value-type="float">
            <text:p>2.93011339011441</text:p>
          </table:table-cell>
          <table:table-cell table:formula="of:=-[.$B$22]*COS([.F14])" office:value-type="float" office:value="8.50966718039385" calcext:value-type="float">
            <text:p>8.509667180393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od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-1" office:value-type="float" office:value="12" calcext:value-type="float">
            <text:p>12</text:p>
          </table:table-cell>
          <table:table-cell/>
          <table:table-cell table:formula="of:=[.B15]*[.$H$20]" office:value-type="float" office:value="294" calcext:value-type="float">
            <text:p>294</text:p>
          </table:table-cell>
          <table:table-cell table:formula="of:=[.D15]*PI()/180" office:value-type="float" office:value="5.13126800086333" calcext:value-type="float">
            <text:p>5.13126800086333</text:p>
          </table:table-cell>
          <table:table-cell table:formula="of:=([.D15]+[.$B$21])*PI()/180" office:value-type="float" office:value="3.90081087820733" calcext:value-type="float">
            <text:p>3.90081087820733</text:p>
          </table:table-cell>
          <table:table-cell/>
          <table:table-cell table:formula="of:=-[.$B$22]*SIN([.E15])" office:value-type="float" office:value="8.22190911878341" calcext:value-type="float">
            <text:p>8.22190911878341</text:p>
          </table:table-cell>
          <table:table-cell table:formula="of:=-[.$B$22]*COS([.E15])" office:value-type="float" office:value="-3.6606297876822" calcext:value-type="float">
            <text:p>-3.6606297876822</text:p>
          </table:table-cell>
          <table:table-cell/>
          <table:table-cell table:formula="of:=-[.$B$22]*SIN([.F15])" office:value-type="float" office:value="6.19519118124378" calcext:value-type="float">
            <text:p>6.19519118124378</text:p>
          </table:table-cell>
          <table:table-cell table:formula="of:=-[.$B$22]*COS([.F15])" office:value-type="float" office:value="6.52836933911059" calcext:value-type="float">
            <text:p>6.528369339110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thode 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-1" office:value-type="float" office:value="13" calcext:value-type="float">
            <text:p>13</text:p>
          </table:table-cell>
          <table:table-cell/>
          <table:table-cell table:formula="of:=[.B16]*[.$H$20]" office:value-type="float" office:value="318.5" calcext:value-type="float">
            <text:p>318.5</text:p>
          </table:table-cell>
          <table:table-cell table:formula="of:=[.D16]*PI()/180" office:value-type="float" office:value="5.55887366760194" calcext:value-type="float">
            <text:p>5.55887366760194</text:p>
          </table:table-cell>
          <table:table-cell table:formula="of:=([.D16]+[.$B$21])*PI()/180" office:value-type="float" office:value="4.32841654494594" calcext:value-type="float">
            <text:p>4.32841654494594</text:p>
          </table:table-cell>
          <table:table-cell/>
          <table:table-cell table:formula="of:=-[.$B$22]*SIN([.E16])" office:value-type="float" office:value="5.96358043394164" calcext:value-type="float">
            <text:p>5.96358043394164</text:p>
          </table:table-cell>
          <table:table-cell table:formula="of:=-[.$B$22]*COS([.E16])" office:value-type="float" office:value="-6.74060148710102" calcext:value-type="float">
            <text:p>-6.74060148710102</text:p>
          </table:table-cell>
          <table:table-cell/>
          <table:table-cell table:formula="of:=-[.$B$22]*SIN([.F16])" office:value-type="float" office:value="8.34465469110109" calcext:value-type="float">
            <text:p>8.34465469110109</text:p>
          </table:table-cell>
          <table:table-cell table:formula="of:=-[.$B$22]*COS([.F16])" office:value-type="float" office:value="3.37145934074321" calcext:value-type="float">
            <text:p>3.371459340743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thode 9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Base Rotation</text:p>
          </table:table-cell>
          <table:table-cell office:value-type="float" office:value="-73.5" calcext:value-type="float">
            <text:p>-73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 Rotation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eg per pin</text:p>
          </table:table-cell>
          <table:table-cell/>
          <table:table-cell office:value-type="float" office:value="24.5" calcext:value-type="float">
            <text:p>24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t total</text:p>
          </table:table-cell>
          <table:table-cell table:formula="of:=[.B20]+[.B19]" office:value-type="float" office:value="-70.5" calcext:value-type="float">
            <text:p>-70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dius mm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 style:data-style-name="N2" text:time-value="22:26:05.497778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8:58:57.962406762</meta:creation-date>
    <dc:date>2019-12-29T22:45:23.894981875</dc:date>
    <meta:editing-duration>PT1H31M30S</meta:editing-duration>
    <meta:editing-cycles>10</meta:editing-cycles>
    <meta:generator>LibreOffice/6.0.7.3$Linux_X86_64 LibreOffice_project/00m0$Build-3</meta:generator>
    <meta:document-statistic meta:table-count="1" meta:cell-count="1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886cm" svg:height="6.747cm" xlink:href=".." xlink:type="simple" chart:class="chart:scatter" chart:style-name="ch1">
        <chart:title svg:x="2.415cm" svg:y="0.27cm" chart:style-name="ch2">
          <text:p>Unadjusted preview</text:p>
        </chart:title>
        <chart:plot-area chart:style-name="ch3" table:cell-range-address="'IN-18 pin locations'.H3:'IN-18 pin locations'.I18 'IN-18 pin locations'.I2:'IN-18 pin locations'.I2" chart:data-source-has-labels="row" svg:x="0.296cm" svg:y="-0.023cm" svg:width="8.466cm" svg:height="6.817cm">
          <chartooo:coordinate-region svg:x="0.534cm" svg:y="0.176cm" svg:width="8.041cm" svg:height="6.4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N-18 pin locations'.I3:'IN-18 pin locations'.I18" chart:label-cell-address="'IN-18 pin locations'.I2:'IN-18 pin locations'.I2" chart:class="chart:scatter">
            <chart:domain table:cell-range-address="'IN-18 pin locations'.H3:'IN-18 pin locations'.H18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Y</text:p>
                <draw:g>
                  <svg:desc>'IN-18 pin locations'.I2:'IN-18 pin locations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">
                <text:p>-0</text:p>
                <draw:g>
                  <svg:desc>'IN-18 pin locations'.H3:'IN-18 pin locations'.H18</svg:desc>
                </draw:g>
              </table:table-cell>
              <table:table-cell office:value-type="float" office:value="-9">
                <text:p>-9</text:p>
                <draw:g>
                  <svg:desc>'IN-18 pin locations'.I3:'IN-18 pin locations'.I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73223918390615">
                <text:p>-3.73223918390615</text:p>
              </table:table-cell>
              <table:table-cell office:value-type="float" office:value="-8.18965143788889">
                <text:p>-8.189651437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.79238622200495">
                <text:p>-6.79238622200495</text:p>
              </table:table-cell>
              <table:table-cell office:value-type="float" office:value="-5.90453126091457">
                <text:p>-5.90453126091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62937761381374">
                <text:p>-8.62937761381374</text:p>
              </table:table-cell>
              <table:table-cell office:value-type="float" office:value="-2.5561381023353">
                <text:p>-2.5561381023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91241261867413">
                <text:p>-8.91241261867413</text:p>
              </table:table-cell>
              <table:table-cell office:value-type="float" office:value="1.25255790864059">
                <text:p>1.25255790864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59052301231597">
                <text:p>-7.59052301231597</text:p>
              </table:table-cell>
              <table:table-cell office:value-type="float" office:value="4.83569647512141">
                <text:p>4.83569647512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90175131513524">
                <text:p>-4.90175131513524</text:p>
              </table:table-cell>
              <table:table-cell office:value-type="float" office:value="7.54803511150882">
                <text:p>7.548035111508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33028470016649">
                <text:p>-1.33028470016649</text:p>
              </table:table-cell>
              <table:table-cell office:value-type="float" office:value="8.90114277025725">
                <text:p>8.901142770257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8073620235299">
                <text:p>2.48073620235299</text:p>
              </table:table-cell>
              <table:table-cell office:value-type="float" office:value="8.65135526344487">
                <text:p>8.65135526344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84503243497165">
                <text:p>5.84503243497165</text:p>
              </table:table-cell>
              <table:table-cell office:value-type="float" office:value="6.84365369040028">
                <text:p>6.843653690400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15677008332985">
                <text:p>8.15677008332985</text:p>
              </table:table-cell>
              <table:table-cell office:value-type="float" office:value="3.8035643556663">
                <text:p>3.80356435566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99965730757754">
                <text:p>8.99965730757754</text:p>
              </table:table-cell>
              <table:table-cell office:value-type="float" office:value="0.0785388194853622">
                <text:p>0.07853881948536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22190911878341">
                <text:p>8.22190911878341</text:p>
              </table:table-cell>
              <table:table-cell office:value-type="float" office:value="-3.6606297876822">
                <text:p>-3.66062978768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6358043394164">
                <text:p>5.96358043394164</text:p>
              </table:table-cell>
              <table:table-cell office:value-type="float" office:value="-6.74060148710102">
                <text:p>-6.74060148710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079cm" svg:height="7.332cm" xlink:href=".." xlink:type="simple" chart:class="chart:scatter" chart:style-name="ch1">
        <chart:title svg:x="2.236cm" svg:y="0.282cm" chart:style-name="ch2">
          <text:p>Adjusted Preview</text:p>
        </chart:title>
        <chart:plot-area chart:style-name="ch3" table:cell-range-address="'IN-18 pin locations'.K3:'IN-18 pin locations'.L18" svg:x="0.161cm" svg:y="1.207cm" svg:width="7.757cm" svg:height="5.979cm">
          <chartooo:coordinate-region svg:x="0.399cm" svg:y="1.406cm" svg:width="7.332cm" svg:height="5.5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N-18 pin locations'.L3:'IN-18 pin locations'.L18" chart:class="chart:scatter">
            <chart:domain table:cell-range-address="'IN-18 pin locations'.K3:'IN-18 pin locations'.K18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48377341982961">
                <text:p>8.48377341982961</text:p>
                <draw:g>
                  <svg:desc>'IN-18 pin locations'.K3:'IN-18 pin locations'.K18</svg:desc>
                </draw:g>
              </table:table-cell>
              <table:table-cell office:value-type="float" office:value="-3.00426173310394">
                <text:p>-3.00426173310394</text:p>
                <draw:g>
                  <svg:desc>'IN-18 pin locations'.L3:'IN-18 pin locations'.L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47405820304786">
                <text:p>6.47405820304786</text:p>
              </table:table-cell>
              <table:table-cell office:value-type="float" office:value="-6.25192533413098">
                <text:p>-6.25192533413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9851104051867">
                <text:p>3.29851104051867</text:p>
              </table:table-cell>
              <table:table-cell office:value-type="float" office:value="-8.37375811183822">
                <text:p>-8.37375811183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71023606186494">
                <text:p>-0.471023606186494</text:p>
              </table:table-cell>
              <table:table-cell office:value-type="float" office:value="-8.98766581279116">
                <text:p>-8.98766581279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15573751911531">
                <text:p>-4.15573751911531</text:p>
              </table:table-cell>
              <table:table-cell office:value-type="float" office:value="-7.983097498604">
                <text:p>-7.9830974986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0920967824605">
                <text:p>-7.0920967824605</text:p>
              </table:table-cell>
              <table:table-cell office:value-type="float" office:value="-5.54095327793092">
                <text:p>-5.540953277930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75132928357909">
                <text:p>-8.75132928357909</text:p>
              </table:table-cell>
              <table:table-cell office:value-type="float" office:value="-2.10100827470315">
                <text:p>-2.101008274703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.83464465102898">
                <text:p>-8.83464465102898</text:p>
              </table:table-cell>
              <table:table-cell office:value-type="float" office:value="1.7172809583889">
                <text:p>1.7172809583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32703966520687">
                <text:p>-7.32703966520687</text:p>
              </table:table-cell>
              <table:table-cell office:value-type="float" office:value="5.22632660139846">
                <text:p>5.22632660139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5">
                <text:p>-4.5</text:p>
              </table:table-cell>
              <table:table-cell office:value-type="float" office:value="7.79422863405995">
                <text:p>7.79422863405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862611772682015">
                <text:p>-0.862611772682015</text:p>
              </table:table-cell>
              <table:table-cell office:value-type="float" office:value="8.95856578530461">
                <text:p>8.958565785304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93011339011441">
                <text:p>2.93011339011441</text:p>
              </table:table-cell>
              <table:table-cell office:value-type="float" office:value="8.50966718039385">
                <text:p>8.50966718039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19519118124378">
                <text:p>6.19519118124378</text:p>
              </table:table-cell>
              <table:table-cell office:value-type="float" office:value="6.52836933911059">
                <text:p>6.528369339110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34465469110109">
                <text:p>8.34465469110109</text:p>
              </table:table-cell>
              <table:table-cell office:value-type="float" office:value="3.37145934074321">
                <text:p>3.371459340743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